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998639891647538849" text:style-name="L1">
        <text:list-item>
          <text:list>
            <text:list-header>
              <text:p text:style-name="P14">1.5 miles averaging 9:00/mile with some paces as fast as 7:41/mile and rested about 5:00 </text:p>
              <text:p text:style-name="P14">6 x ¼ mile each in 2:00 with a ¼ mile jog before each run and ¼ mile jog at the end </text:p>
              <text:p text:style-name="P14">All jogs were at about 12/mile pace.</text:p>
              <text:p text:style-name="P14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2704169" text:continue-numbering="true" text:style-name="L1">
        <text:list-item>
          <text:list>
            <text:list-header>
              <text:p text:style-name="P14">1.5 miles averaging 9:00/mile with some paces as fast as 7:47/mile and rested about 5:00 </text:p>
              <text:p text:style-name="P14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5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594558561617148395" text:style-name="L2">
        <text:list-item>
          <text:list>
            <text:list-header>
              <text:p text:style-name="P15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31T12:51:32.56</dc:date>
    <dc:creator>James Lombardi</dc:creator>
    <meta:editing-duration>P3DT3H15M19S</meta:editing-duration>
    <meta:editing-cycles>289</meta:editing-cycles>
    <meta:generator>OpenOffice/4.1.2$Win32 OpenOffice.org_project/412m3$Build-9782</meta:generator>
    <meta:document-statistic meta:table-count="0" meta:image-count="0" meta:object-count="0" meta:page-count="14" meta:paragraph-count="291" meta:word-count="3872" meta:character-count="18813"/>
  </office:meta>
</office:document-meta>
</file>